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17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Baltimore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921047&amp;seasonid=12864">Donatelli, Tony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921048&amp;seasonid=12864">Roque, Lucas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921040&amp;seasonid=12864">Healey, Pat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164510&amp;seasonid=12864">Ferdinand, Max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921039&amp;seasonid=12864">Neto, Adaut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8230885&amp;seasonid=12864">Dantas, Vini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164513&amp;seasonid=12864">Melo, Jonatas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038962&amp;seasonid=12864">Obasi, Onua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164508&amp;seasonid=12864">Zuniga, Dieg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921041&amp;seasonid=12864">Dos Santos, Adriano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921042&amp;seasonid=12864">Gonzaga, Lucio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164509&amp;seasonid=12864">Houapeu, Levi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230884&amp;seasonid=12864">Pereira, Juan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164511&amp;seasonid=12864">Deasel, Mik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164512&amp;seasonid=12864">Darvill, Jamie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284861&amp;seasonid=12864">Ruggles, Drew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217243&amp;seasonid=12864">Saunders, Phil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921044&amp;seasonid=12864">Gibson, Jerjer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921035&amp;seasonid=12864">Vanzela, William</text:a></text:p>
          </table:table-cell>
          <table:table-cell office:value-type="string">
            <text:p>G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414432&amp;seasonid=12864">Donatelli, Tony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<text:a xlink:href="http://majorarenasoccer.stats.pointstreak.com/playerpage.html?playerid=8414433&amp;seasonid=12864">Healey, Pa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963201&amp;seasonid=12864">Cubillo, Edwin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468801&amp;seasonid=12864">Forbess, Kaoru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Brownsville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203202&amp;seasonid=12864">Gonzalez, Moises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203204&amp;seasonid=12864">Ventura, Oscar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203203&amp;seasonid=12864">Puga, Luis Robert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260310&amp;seasonid=12864">Rios, Alejandro</text:a></text:p>
          </table:table-cell>
          <table:table-cell table:style-name="ce2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8203201&amp;seasonid=12864">Tinoco, Rodrigo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203198&amp;seasonid=12864">Ruiz, Raul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203199&amp;seasonid=12864">Saucedo, Francisc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203205&amp;seasonid=12864">Davila, Miguel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a xlink:href="http://majorarenasoccer.stats.pointstreak.com/playerpage.html?playerid=8203206&amp;seasonid=12864">Salazar, Raul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<text:a xlink:href="http://majorarenasoccer.stats.pointstreak.com/playerpage.html?playerid=8405354&amp;seasonid=12864">Lopez, Luis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203200&amp;seasonid=12864">Mendez, Topiltzin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405355&amp;seasonid=12864">Rodriguez, Diego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203207&amp;seasonid=12864">Rivera, Gustavo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203196&amp;seasonid=12864">Garcia, Fidel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<text:a xlink:href="http://majorarenasoccer.stats.pointstreak.com/playerpage.html?playerid=8341242&amp;seasonid=12864">Jimenez, Victor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82941&amp;seasonid=12864">Loera, Jua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260315&amp;seasonid=12864">Chapa, Erick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271980&amp;seasonid=12864">Portales, Carlos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<text:a xlink:href="http://majorarenasoccer.stats.pointstreak.com/playerpage.html?playerid=8260312&amp;seasonid=12864">Nava, Alexis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405353&amp;seasonid=12864">Sierra, Cristian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511282&amp;seasonid=12864">Mixie, Oliver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67483&amp;seasonid=12864">Acuna, Edgar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03197&amp;seasonid=12864">Pineda, Ismael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41240&amp;seasonid=12864">Martinez, Ivan</text:a></text:p>
          </table:table-cell>
          <table:table-cell table:style-name="ce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41244&amp;seasonid=12864">Sustaeta, Alberto</text:a></text:p>
          </table:table-cell>
          <table:table-cell table:style-name="ce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11279&amp;seasonid=12864">Villafuerte, Edso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9567&amp;seasonid=12864">Aranda, Steve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71979&amp;seasonid=12864">Mendoza, Christia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41241&amp;seasonid=12864">Maldonado, Kevin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21110&amp;seasonid=12864">Yado, Valdomer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41243&amp;seasonid=12864">Mendiola, Raul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82942&amp;seasonid=12864">Aranda, William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Chicag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625607&amp;seasonid=12864">Martinez, Efrain Wilo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510015&amp;seasonid=12864">Vaca, Miguel</text:a></text:p>
          </table:table-cell>
          <table:table-cell office:value-type="string">
            <text:p>M</text:p>
          </table:table-cell>
          <table:table-cell table:number-columns-repeated="2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a xlink:href="http://majorarenasoccer.stats.pointstreak.com/playerpage.html?playerid=8270422&amp;seasonid=12864">Moreira, Hewerton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510016&amp;seasonid=12864">Santillan, Omar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6592851&amp;seasonid=12864">Veiga, Guilherme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2"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<text:a xlink:href="http://majorarenasoccer.stats.pointstreak.com/playerpage.html?playerid=8270362&amp;seasonid=12864">Bond, Taylor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312132&amp;seasonid=12864">Moreno, Bogar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308676&amp;seasonid=12864">Stewart, Matthew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6568778&amp;seasonid=12864">Camarena, Alexis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7365673&amp;seasonid=12864">Sandoval, Joshi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243196&amp;seasonid=12864">Dos Santos, Douglas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://majorarenasoccer.stats.pointstreak.com/playerpage.html?playerid=7365672&amp;seasonid=12864">Parisotto, Aurinei Chico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260384&amp;seasonid=12864">Meza, Cristian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510110&amp;seasonid=12864">Flores, Jesus</text:a></text:p>
          </table:table-cell>
          <table:table-cell office:value-type="string">
            <text:p>G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<text:a xlink:href="http://majorarenasoccer.stats.pointstreak.com/playerpage.html?playerid=8244136&amp;seasonid=12864">Beard, Ephraim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398082&amp;seasonid=12864">Sangsuwangul, Alex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351756&amp;seasonid=12864">Lostovski, Trajche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99713&amp;seasonid=12864">Moreira, Hewerto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383992&amp;seasonid=12864">Porcayo, Adria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70446&amp;seasonid=12864">Moreno, Bogar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88023&amp;seasonid=12864">Parisotto, Aurinei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6510019&amp;seasonid=12864">Tapia, Oma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625974&amp;seasonid=12864">Santillan, Omar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6510023&amp;seasonid=12864">Moya, Bryan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493438&amp;seasonid=12864">Sanchez, Victor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9001970&amp;seasonid=12864">Ortega, Luis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6690809&amp;seasonid=12864">Flores, Rodrigo</text:a>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378870&amp;seasonid=12864">, Team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6601723&amp;seasonid=12864">Ortiz, Adrian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75543&amp;seasonid=12864">Mesanovic, Semir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230432&amp;seasonid=12864">Resendes, Miguel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230435&amp;seasonid=12864">Carrasco, Ignacio</text:a></text:p>
          </table:table-cell>
          <table:table-cell office:value-type="string">
            <text:p>D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91410&amp;seasonid=12864">Sequieda, Victor Manuel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88022&amp;seasonid=12864">Martini, Edgar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92128&amp;seasonid=12864">Rodriguez, Abraham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12402&amp;seasonid=12864">Torres, Ramon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Dalla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108391&amp;seasonid=12864">Moojen, Freddy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65450&amp;seasonid=12864">Brown, Cameron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208202&amp;seasonid=12864">Leite, Fabinh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491432&amp;seasonid=12864">David, Shau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<text:a xlink:href="http://majorarenasoccer.stats.pointstreak.com/playerpage.html?playerid=6502084&amp;seasonid=12864">Videla, Carlos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a xlink:href="http://majorarenasoccer.stats.pointstreak.com/playerpage.html?playerid=6502081&amp;seasonid=12864">Cavalcante, Ricardinho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8135146&amp;seasonid=12864">Megson, Alex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2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1431&amp;seasonid=12864">Couch, Kiley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6446093&amp;seasonid=12864">Hernandez, Nestor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6540969&amp;seasonid=12864">Ellis, Cody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a xlink:href="http://majorarenasoccer.stats.pointstreak.com/playerpage.html?playerid=8351448&amp;seasonid=12864">Molano, Alex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08203&amp;seasonid=12864">Rivillo, Angel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755144&amp;seasonid=12864">Schell, Dominic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6752828&amp;seasonid=12864">Ivo, Arthur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697094&amp;seasonid=12864">Garza, Fernando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208200&amp;seasonid=12864">Jones, Mike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<text:a xlink:href="http://majorarenasoccer.stats.pointstreak.com/playerpage.html?playerid=6640571&amp;seasonid=12864">Milosevic, Dejan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252593&amp;seasonid=12864">Xavier, Edilson Sagu</text:a>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6640572&amp;seasonid=12864">Quintana, Kristian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33167&amp;seasonid=12864">Cavalcante, Ricardinho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<text:a xlink:href="http://majorarenasoccer.stats.pointstreak.com/playerpage.html?playerid=8397901&amp;seasonid=12864">Jumper, Hunter</text:a></text:p>
          </table:table-cell>
          <table:table-cell table:style-name="ce2"/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14839&amp;seasonid=12864">Hernandez, Nestor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6502078&amp;seasonid=12864">Lovegrove, Jamie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03568&amp;seasonid=12864">Stavrou, Nick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1439&amp;seasonid=12864">Pereira, Renato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40214&amp;seasonid=12864">Salazar, Andreas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40213&amp;seasonid=12864">Machado, John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08204&amp;seasonid=12864">Piedra, Gustavo</text:a>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<text:a xlink:href="http://majorarenasoccer.stats.pointstreak.com/playerpage.html?playerid=6491442&amp;seasonid=12864">Uremovich, Michael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08199&amp;seasonid=12864">Woodberry, Londo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02079&amp;seasonid=12864">Luevano, R.J.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40210&amp;seasonid=12864">Munoz, Johnny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8492&amp;seasonid=12864">Knight Jr, Thomas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08201&amp;seasonid=12864">Williams, George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Detroit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501052&amp;seasonid=12864">Djerisilo, Miki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501050&amp;seasonid=12864">Decu, Costea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392188&amp;seasonid=12864">Mattos, Daniel Martini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5647238&amp;seasonid=12864">Otieno, Victor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507232&amp;seasonid=12864">Djokic, Nik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7434631&amp;seasonid=12864">Bowman, Zach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5507228&amp;seasonid=12864">Ducker, Drew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494881&amp;seasonid=12864">Dragoi, Danny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5502405&amp;seasonid=12864">Polack, Zane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5507221&amp;seasonid=12864">Fiore, Salvator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5502406&amp;seasonid=12864">Lopes, Ricardo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6498198&amp;seasonid=12864">Williams, Christopher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5501053&amp;seasonid=12864">Diaz, Nelson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5501060&amp;seasonid=12864">Quinn, Darrel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5502401&amp;seasonid=12864">Wright, Scotty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382844&amp;seasonid=12864">Messick, Trent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504578&amp;seasonid=12864">Quinn, Darrel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5517711&amp;seasonid=12864">Scicluna, Mario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8443501&amp;seasonid=12864">Mencia, Luis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8458464&amp;seasonid=12864">Shuptar, Alex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91734&amp;seasonid=12864">Djokic, Nik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642951&amp;seasonid=12864">Djerisilo, Miki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448285&amp;seasonid=12864">Otieno, Victor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15860&amp;seasonid=12864">Lopes, Ricardo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a xlink:href="http://majorarenasoccer.stats.pointstreak.com/playerpage.html?playerid=8390419&amp;seasonid=12864">Dragoi, Danny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461011&amp;seasonid=12864">Shertzer, Gregory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617930&amp;seasonid=12864">Jobe, Alargie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01059&amp;seasonid=12864">Sampson, Worteh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01058&amp;seasonid=12864">Scicluna, Dominic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87028&amp;seasonid=12864">Johnson, Matt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5501054&amp;seasonid=12864">Byrd, Aaron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5501048&amp;seasonid=12864">Wilkes, Zack</text:a>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5501047&amp;seasonid=12864">Lonigro, Vito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4776&amp;seasonid=12864">Tello, Armand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1312&amp;seasonid=12864">Zani, Matteo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99275&amp;seasonid=12864">Halterman, Tony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14775&amp;seasonid=12864">Cruz, Erwi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587027&amp;seasonid=12864">Grba, Michael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90832&amp;seasonid=12864">Godfrey, Richard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43209&amp;seasonid=12864">Uche, Ug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2517&amp;seasonid=12864">Rohrer, Ryan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92187&amp;seasonid=12864">Lividini, Matt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5501057&amp;seasonid=12864">Mack, Rya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5507230&amp;seasonid=12864">Sarkodie, Kwame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07233&amp;seasonid=12864">Getzen, James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702103&amp;seasonid=12864">Gatica, Fernando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43219&amp;seasonid=12864">Miskovic, Sasa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Harrisburg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8180&amp;seasonid=12864">Fultz, Kenny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498199&amp;seasonid=12864">Witmer, Tyler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9112123&amp;seasonid=12864">Hall, Chris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642950&amp;seasonid=12864">Teixeira, Val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a xlink:href="http://majorarenasoccer.stats.pointstreak.com/playerpage.html?playerid=8200994&amp;seasonid=12864">Thompson, Patrick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8200996&amp;seasonid=12864">NouBossie, Georges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200997&amp;seasonid=12864">Cash, Dave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498184&amp;seasonid=12864">Kerstetter, Bradley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259606&amp;seasonid=12864">Onwuka, Kingsley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8200995&amp;seasonid=12864">Crawford, Patrick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6498195&amp;seasonid=12864">Sell, Zachary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6498196&amp;seasonid=12864">Tyrell, Craig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556283&amp;seasonid=12864">Mehl, Timothy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342636&amp;seasonid=12864">Wolfe, Kevin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468800&amp;seasonid=12864">Lenker, Casey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452517&amp;seasonid=12864">Rohrer, Rya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7397886&amp;seasonid=12864">Witmer, Tyler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442249&amp;seasonid=12864">Dove, Dwayne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6498182&amp;seasonid=12864">Johnson, Justi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00998&amp;seasonid=12864">Bock, Chris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http://majorarenasoccer.stats.pointstreak.com/playerpage.html?playerid=7382101&amp;seasonid=12864">Qaisi, David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/>
          <table:table-cell office:value-type="string">
            <text:p>X <text:a xlink:href="http://majorarenasoccer.stats.pointstreak.com/playerpage.html?playerid=8244795&amp;seasonid=12864">Mesias, Jade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498186&amp;seasonid=12864">Mellor, Tom</text:a></text:p>
          </table:table-cell>
          <table:table-cell office:value-type="string">
            <text:p>F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24904&amp;seasonid=12864">Miller, Dean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42635&amp;seasonid=12864">Malone, Connor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8271703&amp;seasonid=12864">Petras, Doug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259607&amp;seasonid=12864">Krotee, Scot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Hidalg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496829&amp;seasonid=12864">Flores, Edgar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223728&amp;seasonid=12864">Perez, Jose</text:a></text:p>
          </table:table-cell>
          <table:table-cell office:value-type="string">
            <text:p>F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496833&amp;seasonid=12864">Sanchez, Angel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86902&amp;seasonid=12864">Antonio Vargas, Juan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8223724&amp;seasonid=12864">Tovar, Irving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31026&amp;seasonid=12864">Garcia, Luis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499665&amp;seasonid=12864">Quiroz, Jorge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260314&amp;seasonid=12864">Jofre, Hugo</text:a></text:p>
          </table:table-cell>
          <table:table-cell table:style-name="ce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298331&amp;seasonid=12864">Moreno, Fernando</text:a></text:p>
          </table:table-cell>
          <table:table-cell table:style-name="ce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<text:a xlink:href="http://majorarenasoccer.stats.pointstreak.com/playerpage.html?playerid=8282102&amp;seasonid=12864">Rosales, Damian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223717&amp;seasonid=12864">Briones, Miguel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298330&amp;seasonid=12864">Puente, Aldo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467893&amp;seasonid=12864">Luna, Alexande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://majorarenasoccer.stats.pointstreak.com/playerpage.html?playerid=8298332&amp;seasonid=12864">Rosas, Luis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://majorarenasoccer.stats.pointstreak.com/playerpage.html?playerid=8298333&amp;seasonid=12864">Ramirez, Jose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<text:a xlink:href="http://majorarenasoccer.stats.pointstreak.com/playerpage.html?playerid=8282103&amp;seasonid=12864">Aguayo, Ray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<text:a xlink:href="http://majorarenasoccer.stats.pointstreak.com/playerpage.html?playerid=8282101&amp;seasonid=12864">Hernandez, Ruben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<text:a xlink:href="http://majorarenasoccer.stats.pointstreak.com/playerpage.html?playerid=8282100&amp;seasonid=12864">Miranda, Victo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23718&amp;seasonid=12864">Angel, Leopold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://majorarenasoccer.stats.pointstreak.com/playerpage.html?playerid=8314842&amp;seasonid=12864">Zavala, Edgar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://majorarenasoccer.stats.pointstreak.com/playerpage.html?playerid=8314845&amp;seasonid=12864">Morales, Joel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6496831&amp;seasonid=12864">de Souza, Robson</text:a></text:p>
          </table:table-cell>
          <table:table-cell office:value-type="string">
            <text:p>F</text:p>
          </table:table-cell>
          <table:table-cell table:number-columns-repeated="3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6830&amp;seasonid=12864">Jalomo, Juan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6835&amp;seasonid=12864">Morales, Alejandr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3726&amp;seasonid=12864">Sanchez, Victor Hugo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28852&amp;seasonid=12864">Duran, Jorge</text:a></text:p>
          </table:table-cell>
          <table:table-cell office:value-type="string">
            <text:p>F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6825&amp;seasonid=12864">Hernandez, Ange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6496827&amp;seasonid=12864">Perez, Joe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55904&amp;seasonid=12864">Gamboa, Juan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3713&amp;seasonid=12864">Gonzalez, Hug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3714&amp;seasonid=12864">Fuentes, Rusbel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1025&amp;seasonid=12864">Rodriguez, Jamie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23727&amp;seasonid=12864">Segura, Juan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3716&amp;seasonid=12864">Fuentes, Reynol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3725&amp;seasonid=12864">Flores, Misael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Las Vega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502282&amp;seasonid=12864">Campos, Ivan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453309&amp;seasonid=12864">Gonzalez, Felipe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6496682&amp;seasonid=12864">Bravo, Jonathan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5522703&amp;seasonid=12864">Suarez, Luis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426278&amp;seasonid=12864">Sobreira, Ricardo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346557&amp;seasonid=12864">Guzman, Eric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426280&amp;seasonid=12864">Simental, Ivan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341192&amp;seasonid=12864">Ruiz, Hiram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6346589&amp;seasonid=12864">Tayou, Uzi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341190&amp;seasonid=12864">Segura, Christian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208115&amp;seasonid=12864">Gujic, Boris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028382&amp;seasonid=12864">Flores, Aldo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478393&amp;seasonid=12864">Bravo, Gerardo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8290811&amp;seasonid=12864">Collins, Jackson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85317&amp;seasonid=12864">Powers, David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6446128&amp;seasonid=12864">Garcia, Rigo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501058&amp;seasonid=12864">Scicluna, Dominic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478377&amp;seasonid=12864">Tovar, Enrique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252596&amp;seasonid=12864">Sanchez, Zeke</text:a></text:p>
          </table:table-cell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31752&amp;seasonid=12864">Guzman, Eric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503182&amp;seasonid=12864">Kaji, Manabu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8260395&amp;seasonid=12864">Ukah, Warren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83621&amp;seasonid=12864">Tayou, Franck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24840&amp;seasonid=12864">Pinto, Luis Henrique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693198&amp;seasonid=12864">Koochoie, Bronil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90810&amp;seasonid=12864">Riga, Anthony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53308&amp;seasonid=12864">Gonzalez, Juan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16749&amp;seasonid=12864">Aterado, Majell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75253&amp;seasonid=12864">Hassli, Eric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1534&amp;seasonid=12864">Benitez, Nicolas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32999&amp;seasonid=12864">Gonzalez, Adrian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26277&amp;seasonid=12864">Barbirato, Rodrigo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Milwaukee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8008781&amp;seasonid=12864">Bennett, Ian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8008782&amp;seasonid=12864">Leite, Marcio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051298&amp;seasonid=12864">Sales Oliveira, Luan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107317&amp;seasonid=12864">Walls, Tony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number-columns-repeated="2"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223428&amp;seasonid=12864">Radoncic, Bato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040948&amp;seasonid=12864">Da Silva, Pablo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5517712&amp;seasonid=12864">St Louis, Stefan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8040944&amp;seasonid=12864">Greenfield, Jonathan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223427&amp;seasonid=12864">Quiroz, Victor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107318&amp;seasonid=12864">Fontana, Marcel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040976&amp;seasonid=12864">Rampa, Tenzin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510951&amp;seasonid=12864">Adamson, Corey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308760&amp;seasonid=12864">Lookingland, Mike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223429&amp;seasonid=12864">Herrera, Amilcar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8397854&amp;seasonid=12864">Wiedabach, Andrew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107314&amp;seasonid=12864">Vorberg, Nick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8287717&amp;seasonid=12864">Brehm, Conno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223430&amp;seasonid=12864">Kalis, Ian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44823&amp;seasonid=12864">Quiroz, Victor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91701&amp;seasonid=12864">Greenfield, Jonatha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430892&amp;seasonid=12864">Eisold, Matt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://majorarenasoccer.stats.pointstreak.com/playerpage.html?playerid=8107320&amp;seasonid=12864">Tozer, Alex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23094&amp;seasonid=12864">Lookingland, Mike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/>
          <table:table-cell office:value-type="string">
            <text:p>X <text:a xlink:href="http://majorarenasoccer.stats.pointstreak.com/playerpage.html?playerid=8107319&amp;seasonid=12864">Banks, JC</text:a></text:p>
          </table:table-cell>
          <table:table-cell office:value-type="string">
            <text:p>M</text:p>
          </table:table-cell>
          <table:table-cell table:number-columns-repeated="2"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107321&amp;seasonid=12864">Arico, Anthony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107313&amp;seasonid=12864">Suprise, Phillip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87716&amp;seasonid=12864">Richey, Jeff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017893&amp;seasonid=12864">Feenstra, Marcel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107322&amp;seasonid=12864">Weber, James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Missouri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189013&amp;seasonid=12864">Gibson, Le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146">
            <text:p>146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090111&amp;seasonid=12864">Assadpour, Vahid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170039&amp;seasonid=12864">Perez, Bryan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157147&amp;seasonid=12864">Sosa, Joh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8153728&amp;seasonid=12864">Harris, Bria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170038&amp;seasonid=12864">Matingou, Alai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08507&amp;seasonid=12864">Braithwaite, Andre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189012&amp;seasonid=12864">Touloute, Max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090112&amp;seasonid=12864">Palmer, Robert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8334379&amp;seasonid=12864">Gardner, Josh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090113&amp;seasonid=12864">Palmer, Ramone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153729&amp;seasonid=12864">Stokic, Stefan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724584&amp;seasonid=12864">Ivanovic, Milan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157146&amp;seasonid=12864">Andrews, Coady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237931&amp;seasonid=12864">Williams, Kiel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090110&amp;seasonid=12864">Waltman, Danny</text:a></text:p>
          </table:table-cell>
          <table:table-cell office:value-type="string">
            <text:p>G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346508&amp;seasonid=12864">Paterson, Stephe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82327&amp;seasonid=12864">Harris, Brian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397755&amp;seasonid=12864">Hoffman, Cody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8407796&amp;seasonid=12864">Andonovski, Vlatk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7930&amp;seasonid=12864">Kelly, Patrick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7932&amp;seasonid=12864">Allen, Brend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060168&amp;seasonid=12864">Rodriguez, Lucas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Monterrey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312133&amp;seasonid=12864">Andrade, Lourenço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33001&amp;seasonid=12864">Tovar, Erick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8189614&amp;seasonid=12864">Martinez, Yotsi</text:a></text:p>
          </table:table-cell>
          <table:table-cell office:value-type="string">
            <text:p>M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188811&amp;seasonid=12864">Martinez, Genoni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36813&amp;seasonid=12864">Rosales, Gustav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9051656&amp;seasonid=12864">Caceres, Alex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189615&amp;seasonid=12864">Curiel, Angel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496828&amp;seasonid=12864">Teran, Armando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6528855&amp;seasonid=12864">Vallejo, Hector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333000&amp;seasonid=12864">Aguilar, Brayan</text:a></text:p>
          </table:table-cell>
          <table:table-cell office:value-type="string">
            <text:p>F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6496829&amp;seasonid=12864">Flores, Edgar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496832&amp;seasonid=12864">Flores, Erick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312129&amp;seasonid=12864">Pichardo, Carlos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9101658&amp;seasonid=12864">Garza, Jos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496825&amp;seasonid=12864">Hernandez, Angel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445989&amp;seasonid=12864">Moreno, Martin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312126&amp;seasonid=12864">Coria, Marco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://majorarenasoccer.stats.pointstreak.com/playerpage.html?playerid=7332998&amp;seasonid=12864">Reynoso, Diego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189616&amp;seasonid=12864">Arriaga, Dieg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07910&amp;seasonid=12864">Teran, Armand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8382700&amp;seasonid=12864">Rosas, Erick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8134616&amp;seasonid=12864">Franco, Guillermo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188812&amp;seasonid=12864">Birche, Jose Luiz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6496824&amp;seasonid=12864">Bontti, Jose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41018&amp;seasonid=12864">Martinez, Edgar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12135&amp;seasonid=12864">Morales, Juventino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02024&amp;seasonid=12864">Luna, Ernest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090105&amp;seasonid=12864">Filipov, Filip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Ontari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310639&amp;seasonid=12864">Dias, Tiguinho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32993&amp;seasonid=12864">Nunez, Tino</text:a></text:p>
          </table:table-cell>
          <table:table-cell office:value-type="string">
            <text:p>F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5646384&amp;seasonid=12864">Lilavois, Bernie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45031&amp;seasonid=12864">Villela, Daniel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482485&amp;seasonid=12864">Sesay, Israel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921046&amp;seasonid=12864">Beasley, Jamar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642343&amp;seasonid=12864">Topete, Juan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34969&amp;seasonid=12864">Rodriguez, Jose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208052&amp;seasonid=12864">Saray, Christian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306412&amp;seasonid=12864">Machado, Guto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60395&amp;seasonid=12864">Ukah, Warren</text:a></text:p>
          </table:table-cell>
          <table:table-cell office:value-type="string">
            <text:p>D</text:p>
          </table:table-cell>
          <table:table-cell table:number-columns-repeated="3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49072&amp;seasonid=12864">Pacheco, Joey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5478387&amp;seasonid=12864">Sanchez, Miguel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5501249&amp;seasonid=12864">Maret, Corey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6453308&amp;seasonid=12864">Gonzalez, Juan</text:a>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5534360&amp;seasonid=12864">Pulido, Arturo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5501349&amp;seasonid=12864">Dyson, Oliver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693198&amp;seasonid=12864">Koochoie, Bronil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399166&amp;seasonid=12864">Apodaca, Alexis</text:a></text:p>
          </table:table-cell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230448&amp;seasonid=12864">Sliwa, Piotr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15862&amp;seasonid=12864">Gonzalez, Ju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444272&amp;seasonid=12864">Topete, Ju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/>
          <table:table-cell office:value-type="string">
            <text:p>X <text:a xlink:href="http://majorarenasoccer.stats.pointstreak.com/playerpage.html?playerid=7548950&amp;seasonid=12864">Piffer, Luis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146806&amp;seasonid=12864">Basso, Stephen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8361&amp;seasonid=12864">Cabrera, Jose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9149&amp;seasonid=12864">Lopes, Fernando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135740&amp;seasonid=12864">Hall, Tyrone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58947&amp;seasonid=12864">Summerville, Sea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3323&amp;seasonid=12864">Covarrubias, Shino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45471&amp;seasonid=12864">Guerrero, Gerardo</text:a>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6680&amp;seasonid=12864">Bautista, Zach</text:a>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26002&amp;seasonid=12864">Tornel, Robert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12402&amp;seasonid=12864">Torres, Ramo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97747&amp;seasonid=12864">Flores, Jose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46092&amp;seasonid=12864">Harris, Jay Lee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5545502&amp;seasonid=12864">Rivas, Jesus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75412&amp;seasonid=12864">Amarillas, Andres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30527&amp;seasonid=12864">Piffer, Luis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02024&amp;seasonid=12864">Luna, Ernest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58812&amp;seasonid=12864">Vidaurrazaga, Christian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95451&amp;seasonid=12864">Freitas de Carvalho, Sanaldo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Rochester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051243&amp;seasonid=12864">Salles, Maurici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166">
            <text:p>166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8051250&amp;seasonid=12864">Tavernese, Joey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051245&amp;seasonid=12864">Hoxie, Andrew</text:a></text:p>
          </table:table-cell>
          <table:table-cell office:value-type="string">
            <text:p>F</text:p>
          </table:table-cell>
          <table:table-cell table:number-columns-repeated="2"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270497&amp;seasonid=12864">Perez, Yakiel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306478&amp;seasonid=12864">Ortiz, Jeremy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051247&amp;seasonid=12864">Boughton, Gary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9038963&amp;seasonid=12864">Vanino, Brad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051253&amp;seasonid=12864">Enrique, Luis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8051248&amp;seasonid=12864">Schindler, Jake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7369750&amp;seasonid=12864">Kapinos, Jayme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8146806&amp;seasonid=12864">Basso, Stephen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051249&amp;seasonid=12864">Bartolomeu, Edgar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321153&amp;seasonid=12864">Miller, Doug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051244&amp;seasonid=12864">Fauske, Elliot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299601&amp;seasonid=12864">Crawford, Tim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260340&amp;seasonid=12864">Hantes, Sean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079756&amp;seasonid=12864">Moreira, Marcelo</text:a>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30123&amp;seasonid=12864">Reyes, JP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://majorarenasoccer.stats.pointstreak.com/playerpage.html?playerid=6498350&amp;seasonid=12864">Kapinos, Joe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17322&amp;seasonid=12864">Ortiz, Jeremy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99603&amp;seasonid=12864">Schindler, Jake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390389&amp;seasonid=12864">Sotile, Marc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70744&amp;seasonid=12864">Kapinos, Jaym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8135146&amp;seasonid=12864">Megson, Alex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230122&amp;seasonid=12864">Knapp, Brian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051246&amp;seasonid=12864">Franco, Pedrinho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079755&amp;seasonid=12864">Sharkey, Seamus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0121&amp;seasonid=12864">Acosta, Robert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85117&amp;seasonid=12864">Coco, Dominic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921034&amp;seasonid=12864">Terminesi, Marco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135740&amp;seasonid=12864">Hall, Tyrone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051252&amp;seasonid=12864">Myers, Julia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4761&amp;seasonid=12864">Dargout, Jefferson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079754&amp;seasonid=12864">Munoz, Carlos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acrament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351457&amp;seasonid=12864">Germain, Matt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360902&amp;seasonid=12864">Levesque, Norman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363849&amp;seasonid=12864">Campbell, Bryce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217964&amp;seasonid=12864">Padilla, Gabriel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8217968&amp;seasonid=12864">Alexander, Cole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494899&amp;seasonid=12864">Tenorio, Patricio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494885&amp;seasonid=12864">Bonilla, Selvin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17966&amp;seasonid=12864">Shakarji, Andy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70711&amp;seasonid=12864">Nunes, Brady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88217&amp;seasonid=12864">Paz, Alex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217969&amp;seasonid=12864">Aguiar, Alex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494886&amp;seasonid=12864">Brioso, Niko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230021&amp;seasonid=12864">Alcocer, Andrew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217965&amp;seasonid=12864">Garcia, Dennis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7468058&amp;seasonid=12864">Mitchell, Justin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217963&amp;seasonid=12864">Castillo, Cesar</text:a>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6627439&amp;seasonid=12864">Soltero, Irvi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4895&amp;seasonid=12864">Martin, Jason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283514&amp;seasonid=12864">Mkandawire, Tendai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<text:a xlink:href="http://majorarenasoccer.stats.pointstreak.com/playerpage.html?playerid=8410991&amp;seasonid=12864">Garcia, Andres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<text:a xlink:href="http://majorarenasoccer.stats.pointstreak.com/playerpage.html?playerid=8410990&amp;seasonid=12864">Scott, Tyle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494893&amp;seasonid=12864">Lopez, Emanuel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410993&amp;seasonid=12864">Patalano, Danny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94075&amp;seasonid=12864">Paz, Alex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19">
            <text:p>619</text:p>
          </table:table-cell>
          <table:table-cell office:value-type="string">
            <text:p><text:a xlink:href="http://majorarenasoccer.stats.pointstreak.com/playerpage.html?playerid=9170641&amp;seasonid=12864">Germain, Mat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26">
            <text:p>626</text:p>
          </table:table-cell>
          <table:table-cell office:value-type="string">
            <text:p><text:a xlink:href="http://majorarenasoccer.stats.pointstreak.com/playerpage.html?playerid=9110130&amp;seasonid=12864">Levesque, Norm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<text:a xlink:href="http://majorarenasoccer.stats.pointstreak.com/playerpage.html?playerid=8410989&amp;seasonid=12864">Hanna, Athee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<text:a xlink:href="http://majorarenasoccer.stats.pointstreak.com/playerpage.html?playerid=8410992&amp;seasonid=12864">Nadel, Steve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6494887&amp;seasonid=12864">Duarte, Mikey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43764&amp;seasonid=12864">Ndungu, Thobias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0041&amp;seasonid=12864">Pando, Dalton</text:a>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7970&amp;seasonid=12864">Mititelu, Danny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83513&amp;seasonid=12864">Cardenas, Willy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6834&amp;seasonid=12864">Sanchez, Edson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0150&amp;seasonid=12864">McCluskey, Vince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4891&amp;seasonid=12864">Kelley, Andrew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83516&amp;seasonid=12864">Shymko, Va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4888&amp;seasonid=12864">Fresquez, Jua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43241&amp;seasonid=12864">Croft, Andrew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320948&amp;seasonid=12864">Hunt, Jo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306794&amp;seasonid=12864">Duff, Kody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08299&amp;seasonid=12864">McDonald, Trevor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7967&amp;seasonid=12864">Rascon, Anthony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320395&amp;seasonid=12864">Hall, Chris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7971&amp;seasonid=12864">Freener, Jak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72648&amp;seasonid=12864">Baghari, Andishi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7972&amp;seasonid=12864">Johnston, Evan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50918&amp;seasonid=12864">Gutierrez, Juan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50917&amp;seasonid=12864">Harrington, Luc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08257&amp;seasonid=12864">Mitalas, Brandon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0888&amp;seasonid=12864">Marroquin, Dieg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50916&amp;seasonid=12864">Solorzano, Erasmo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an Dieg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://majorarenasoccer.stats.pointstreak.com/playerpage.html?playerid=5516762&amp;seasonid=12864">Chiles, Kraig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133">
            <text:p>13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7993940&amp;seasonid=12864">Perera, Nick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5516754&amp;seasonid=12864">Velez, Eddi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6491405&amp;seasonid=12864">Hughes, Jeff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516752&amp;seasonid=12864">Luna, Chiky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9111621&amp;seasonid=12864">Almeida, Ney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6690651&amp;seasonid=12864">Reza, Raymund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107296&amp;seasonid=12864">Kruger, Matias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516748&amp;seasonid=12864">Medina, Anthony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5516756&amp;seasonid=12864">Antoniuk, Dan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516766&amp;seasonid=12864">Farber, Brian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63581&amp;seasonid=12864">McNeley, Evan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516751&amp;seasonid=12864">Roberto, Ze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548950&amp;seasonid=12864">Piffer, Luis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516758&amp;seasonid=12864">Mercuriali, Mike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<text:a xlink:href="http://majorarenasoccer.stats.pointstreak.com/playerpage.html?playerid=5516746&amp;seasonid=12864">Hagerty, Chad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<text:a xlink:href="http://majorarenasoccer.stats.pointstreak.com/playerpage.html?playerid=8346196&amp;seasonid=12864">Hernandez, Ismael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8372261&amp;seasonid=12864">Aguilar, Edgar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453307&amp;seasonid=12864">Molina, Jesus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5516760&amp;seasonid=12864">Toth, Chris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61403&amp;seasonid=12864">Hughes, Jeff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30527&amp;seasonid=12864">Piffer, Luis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95005&amp;seasonid=12864">Farber, Bri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444271&amp;seasonid=12864">Luna, Chiky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8306412&amp;seasonid=12864">Machado, Guto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82731&amp;seasonid=12864">Mundine, Evan</text:a>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6642343&amp;seasonid=12864">Topete, Juan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69708&amp;seasonid=12864">Nadjafi, Arman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10148&amp;seasonid=12864">Santos, Jonatan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altillo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366646&amp;seasonid=12864">Baez, Victor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365719&amp;seasonid=12864">Nava, Jesus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84820&amp;seasonid=12864">Valentin, Manuel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366641&amp;seasonid=12864">Raygoza Medrano, Rafael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66642&amp;seasonid=12864">Hernandez, Mario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9087134&amp;seasonid=12864">Gutierrez, Jonathan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8200924&amp;seasonid=12864">Rodriguez, Ira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228282&amp;seasonid=12864">Anguiano, Williams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435206&amp;seasonid=12864">Quintero, Eliud</text:a></text:p>
          </table:table-cell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42598&amp;seasonid=12864">Palacio, Emmanuel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8223717&amp;seasonid=12864">Briones, Miguel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368897&amp;seasonid=12864">Chavez, Aaron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390429&amp;seasonid=12864">Saucedo, Eduardo</text:a></text:p>
          </table:table-cell>
          <table:table-cell table:style-name="ce2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8409446&amp;seasonid=12864">Perez, Jesus</text:a></text:p>
          </table:table-cell>
          <table:table-cell table:style-name="ce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444886&amp;seasonid=12864">Aguilar, Jos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8368898&amp;seasonid=12864">Cedillo, Miguel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147879&amp;seasonid=12864">Davila, Marco</text:a></text:p>
          </table:table-cell>
          <table:table-cell table:style-name="ce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228294&amp;seasonid=12864">Ulloa, Jahaziel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365718&amp;seasonid=12864">Leos, Ala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346804&amp;seasonid=12864">Cristian, Montoya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<text:a xlink:href="http://majorarenasoccer.stats.pointstreak.com/playerpage.html?playerid=7394222&amp;seasonid=12864">Vasquez, Irineo</text:a>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383004&amp;seasonid=12864">Juarez, Alejandro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a xlink:href="http://majorarenasoccer.stats.pointstreak.com/playerpage.html?playerid=8465156&amp;seasonid=12864">Ramos, Isai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<text:a xlink:href="http://majorarenasoccer.stats.pointstreak.com/playerpage.html?playerid=7442598&amp;seasonid=12864">Palacio, Emmanuel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200907&amp;seasonid=12864">Garza, Alejandro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<text:a xlink:href="http://majorarenasoccer.stats.pointstreak.com/playerpage.html?playerid=8409447&amp;seasonid=12864">Hernandez, Juan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/>
          <table:table-cell office:value-type="string">
            <text:p>X <text:a xlink:href="http://majorarenasoccer.stats.pointstreak.com/playerpage.html?playerid=7365720&amp;seasonid=12864">Cerda, Cesar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00922&amp;seasonid=12864">Martinez, Alejandro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82999&amp;seasonid=12864">Rosendo Almeida, Sergio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7014&amp;seasonid=12864">De la Rosa, Diego</text:a></text:p>
          </table:table-cell>
          <table:table-cell office:value-type="string">
            <text:p>D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94225&amp;seasonid=12864">Valdez, Carlos</text:a>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94224&amp;seasonid=12864">Campos, Elizandro</text:a></text:p>
          </table:table-cell>
          <table:table-cell table:style-name="ce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66643&amp;seasonid=12864">Juarez, Saul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32998&amp;seasonid=12864">Reynoso, Dieg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81958&amp;seasonid=12864">Tovar, Francisc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8313&amp;seasonid=12864">Montoya, Christian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97926&amp;seasonid=12864">llanas, Jair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45727&amp;seasonid=12864">Esquivel, Jose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246391&amp;seasonid=12864">Saucedo Martinez, Cesar Alejandro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00917&amp;seasonid=12864">Rodriguez, Brando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28315&amp;seasonid=12864">Solis, Luis</text:a></text:p>
          </table:table-cell>
          <table:table-cell table:style-name="ce2"/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68207&amp;seasonid=12864">Cardenas, Bernardo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46389&amp;seasonid=12864">Clynes, Adrian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t. Loui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478842&amp;seasonid=12864">Kafedzic, Elvir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946261&amp;seasonid=12864">Sinclair, Odaine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<text:a xlink:href="http://majorarenasoccer.stats.pointstreak.com/playerpage.html?playerid=5478845&amp;seasonid=12864">Ordell, Blake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074552&amp;seasonid=12864">Dowell, Kory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922354&amp;seasonid=12864">Gurson, Gordy</text:a></text:p>
          </table:table-cell>
          <table:table-cell office:value-type="string">
            <text:p>F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149">
            <text:p>149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7425098&amp;seasonid=12864">MacGregor, Ross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945314&amp;seasonid=12864">Vandegriffe, Chad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8263507&amp;seasonid=12864">Gabeljic, Adnan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285534&amp;seasonid=12864">DiMaria, Jeff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425099&amp;seasonid=12864">Schmermund, Richard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512470&amp;seasonid=12864">Kranz, Greg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107321&amp;seasonid=12864">Arico, Anthony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58939&amp;seasonid=12864">Paul, David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221464&amp;seasonid=12864">Duarte, Axel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266527&amp;seasonid=12864">Costakis, Cody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478843&amp;seasonid=12864">Mattingly, Chris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5478839&amp;seasonid=12864">Crook, Greg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498218&amp;seasonid=12864">Hagerty, Alan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230139&amp;seasonid=12864">Hurwitz, Bobby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8221458&amp;seasonid=12864">Pollard, Nick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31023&amp;seasonid=12864">Mattingly, Chris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625367&amp;seasonid=12864">McSheehy, Pat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92905&amp;seasonid=12864">Gurson, Gordy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87920&amp;seasonid=12864">Vandegriffe, Chad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52156&amp;seasonid=12864">Kranz, Greg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5517712&amp;seasonid=12864">St Louis, Stefan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10951&amp;seasonid=12864">Adamson, Corey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174678&amp;seasonid=12864">Forbes, Manny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381049&amp;seasonid=12864">Kelly, Tim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68887&amp;seasonid=12864">Corby, Kevi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921046&amp;seasonid=12864">Beasley, Jamar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1462&amp;seasonid=12864">John-Williams, Gerard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Syracuse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959126&amp;seasonid=12864">Neto, Elmo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://majorarenasoccer.stats.pointstreak.com/playerpage.html?playerid=7948241&amp;seasonid=12864">Forbes, Kenardo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8229756&amp;seasonid=12864">Ubiparipovic, Slavisa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787287&amp;seasonid=12864">Santana, Nelso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946874&amp;seasonid=12864">Jelovac, Bo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9047346&amp;seasonid=12864">Elenio, Cory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229955&amp;seasonid=12864">Grant, Anthony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959104&amp;seasonid=12864">Manfut, Antonio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<text:a xlink:href="http://majorarenasoccer.stats.pointstreak.com/playerpage.html?playerid=8037584&amp;seasonid=12864">Bourdeau, Nate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944849&amp;seasonid=12864">Vitale, Domenico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9047348&amp;seasonid=12864">Toby, Darren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944847&amp;seasonid=12864">Chantel, Marcos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<text:a xlink:href="http://majorarenasoccer.stats.pointstreak.com/playerpage.html?playerid=8299602&amp;seasonid=12864">Swaby, Mario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244795&amp;seasonid=12864">Mesias, Jade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959106&amp;seasonid=12864">OQuinn, Bryan</text:a></text:p>
          </table:table-cell>
          <table:table-cell office:value-type="string">
            <text:p>G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197575&amp;seasonid=12864">Pflasterer, Rick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47350&amp;seasonid=12864">Petrera, Vittorio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70782&amp;seasonid=12864">Santana, Nelso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397997&amp;seasonid=12864">Agbossoumonde, Mawuena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959109&amp;seasonid=12864">Papaleo, LJ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9954&amp;seasonid=12864">Gaylord, Jaso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Tacoma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230142&amp;seasonid=12864">Johnson, Derek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491849&amp;seasonid=12864">Lee, Mark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8348374&amp;seasonid=12864">Raymond, Chris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348340&amp;seasonid=12864">Minniti, Danny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230150&amp;seasonid=12864">McCluskey, Vince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643250&amp;seasonid=12864">Denmark, Evan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5491850&amp;seasonid=12864">Mohn, Steve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348355&amp;seasonid=12864">Ford, Nate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409448&amp;seasonid=12864">Peterson, Troy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5561949&amp;seasonid=12864">Cox, Raphael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5491847&amp;seasonid=12864">Bader, Jeff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496223&amp;seasonid=12864">Wenzel, Micah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30146&amp;seasonid=12864">Knapp, Brayto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308299&amp;seasonid=12864">McDonald, Trevor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5646321&amp;seasonid=12864">Kintz, Chris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5491848&amp;seasonid=12864">Bulala, Vitalie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30577&amp;seasonid=12864">Mravec, Michal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388119&amp;seasonid=12864">Jarzynka, Jo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405370&amp;seasonid=12864">Vargas, Pierre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348375&amp;seasonid=12864">Anderson, Aaro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444980&amp;seasonid=12864">McDonald, Trevo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55393&amp;seasonid=12864">Lee, Mark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348341&amp;seasonid=12864">Danielson, Kyle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922354&amp;seasonid=12864">Gurson, Gordy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01249&amp;seasonid=12864">Maret, Corey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69896&amp;seasonid=12864">Gurgul, Jakub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921046&amp;seasonid=12864">Beasley, Jamar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44134&amp;seasonid=12864">Henson, John Carl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30144&amp;seasonid=12864">Earl, Dio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44136&amp;seasonid=12864">Beard, Ephraim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4776&amp;seasonid=12864">Tello, Armando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0139&amp;seasonid=12864">Hurwitz, Bobby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0141&amp;seasonid=12864">Garner, Dana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44133&amp;seasonid=12864">del Toro, Joel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275748&amp;seasonid=12864">Alanis, Arturo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01349&amp;seasonid=12864">Dyson, Oliver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69897&amp;seasonid=12864">Schipper, David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30143&amp;seasonid=12864">Cox, Jamael</text:a></text:p>
          </table:table-cell>
          <table:table-cell office:value-type="string">
            <text:p>M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44137&amp;seasonid=12864">Kelley, Joe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243023&amp;seasonid=12864">Arriaga, Phibo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30448&amp;seasonid=12864">Sliwa, Piotr</text:a></text:p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051252&amp;seasonid=12864">Myers, Julian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0458&amp;seasonid=12864">Promes, Orry Stoc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48339&amp;seasonid=12864">McCormick, Duncan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21251&amp;seasonid=12864">Ramirez, Cristian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92905&amp;seasonid=12864">Gurson, Gordy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98938&amp;seasonid=12864">Newton, Mike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44138&amp;seasonid=12864">Marenah, Muhamned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0145&amp;seasonid=12864">Bermudez, Gustav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92597&amp;seasonid=12864">Beard, Josh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48371&amp;seasonid=12864">Phillips, Josh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61951&amp;seasonid=12864">Vickers, Cam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942459&amp;seasonid=12864">Cisneros, Francisc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83740&amp;seasonid=12864">Rosales, Arturo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348372&amp;seasonid=12864">West, Adam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6581057&amp;seasonid=12864">Gordley, Eli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48370&amp;seasonid=12864">Conforti, Brya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0147&amp;seasonid=12864">Brown, Kella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48373&amp;seasonid=12864">Gjertsen, Joey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0148&amp;seasonid=12864">Jackson, Taylor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0151&amp;seasonid=12864">Reese, Marshall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30460&amp;seasonid=12864">Rolfe, Colin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47111&amp;seasonid=12864">Salveson, Nate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2">
          <table:table-cell office:value-type="string" table:number-columns-spanned="20" table:number-rows-spanned="1">
            <text:p> </text:p>
          </table:table-cell>
          <table:covered-table-cell table:number-columns-repeated="18" table:style-name="Default"/>
          <table:covered-table-cell/>
        </table:table-row>
        <table:table-row table:style-name="ro2">
          <table:table-cell office:value-type="string">
            <text:p> </text:p>
          </table:table-cell>
          <table:table-cell table:style-name="ce4" office:value-type="string">
            <text:p>TOTALS: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202">
            <text:p>202</text:p>
          </table:table-cell>
          <table:table-cell office:value-type="float" office:value="247">
            <text:p>247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0/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Texas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112851&amp;seasonid=12864">Totti, Lucas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381014&amp;seasonid=12864">Malloy, David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283621&amp;seasonid=12864">Tayou, Franck</text:a></text:p>
          </table:table-cell>
          <table:table-cell office:value-type="string">
            <text:p>F</text:p>
          </table:table-cell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188847&amp;seasonid=12864">Farias, Carlos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19640&amp;seasonid=12864">Garcia, Damian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283620&amp;seasonid=12864">Parente, David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<text:a xlink:href="http://majorarenasoccer.stats.pointstreak.com/playerpage.html?playerid=6496831&amp;seasonid=12864">de Souza, Robso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228512&amp;seasonid=12864">Rama, Jese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365720&amp;seasonid=12864">Cerda, Cesar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963563&amp;seasonid=12864">Robbins, Alfee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283619&amp;seasonid=12864">Poneys, Michael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496830&amp;seasonid=12864">Jalomo, Jua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6496835&amp;seasonid=12864">Morales, Alejandro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496827&amp;seasonid=12864">Perez, Joel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389564&amp;seasonid=12864">Parreiras, Victo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521045&amp;seasonid=12864">Bradford, Chris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269837&amp;seasonid=12864">Renfro, Kyle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555904&amp;seasonid=12864">Gamboa, Juan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8112886&amp;seasonid=12864">Fonseca, Thiago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78913&amp;seasonid=12864">Farias, Carlos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685814&amp;seasonid=12864">Wallace, Zack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8228514&amp;seasonid=12864">Munoz, Gonzalo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4787&amp;seasonid=12864">Rosa, Bernardo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21058&amp;seasonid=12864">Sanchez, Angel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21039&amp;seasonid=12864">Keeling, Rico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8515&amp;seasonid=12864">Jimenez, Emilio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60395&amp;seasonid=12864">Ukah, Warre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8503&amp;seasonid=12864">Guerriero, Thomas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8518&amp;seasonid=12864">Nievas, Francisco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6840&amp;seasonid=12864">Olabarrieta, Mikey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63633&amp;seasonid=12864">Malekani, Clovis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70850&amp;seasonid=12864">Mejia, Jeminso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166423&amp;seasonid=12864">Caldera, Inez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60396&amp;seasonid=12864">Medina, Raoni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74439&amp;seasonid=12864">Munoz, Gonzal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6839&amp;seasonid=12864">Shenton, Thomas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8516&amp;seasonid=12864">Souza, Miqueias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8190&amp;seasonid=12864">Pezon, Geoffrey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8517&amp;seasonid=12864">Maldonado, Javier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Tulsa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214629&amp;seasonid=12864">Almeida, Lucas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215694&amp;seasonid=12864">Scrapper, Bryant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214625&amp;seasonid=12864">Hershey, Justin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316226&amp;seasonid=12864">Simoes, Bruno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215685&amp;seasonid=12864">Coleman, Levi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446423&amp;seasonid=12864">Beckford, Bria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385076&amp;seasonid=12864">Gouea, Victor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420871&amp;seasonid=12864">Leung, Dave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385077&amp;seasonid=12864">Gallegos, Roberto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442403&amp;seasonid=12864">Carvalho, Lucas</text:a>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222744&amp;seasonid=12864">McDonald, Nick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297748&amp;seasonid=12864">Yang, Robert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235379&amp;seasonid=12864">Barrett, Sheldon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385078&amp;seasonid=12864">Oshiro, Niki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14632&amp;seasonid=12864">Griffin, Andrew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155521&amp;seasonid=12864">Nolasco, Richard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215691&amp;seasonid=12864">Zaylaa, Habib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407821&amp;seasonid=12864">Lusuli, Cedric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492426&amp;seasonid=12864">Perez, Jorge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407789&amp;seasonid=12864">Glavonic, Vladen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283619&amp;seasonid=12864">Poneys, Michael</text:a></text:p>
          </table:table-cell>
          <table:table-cell office:value-type="string">
            <text:p>F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4631&amp;seasonid=12864">Mata, Christian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15696&amp;seasonid=12864">Guernsey, Sam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82051&amp;seasonid=12864">Guedes, Felipe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535243&amp;seasonid=12864">Nsien, Kyle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463633&amp;seasonid=12864">Malekani, Clovis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<text:a xlink:href="http://majorarenasoccer.stats.pointstreak.com/playerpage.html?playerid=8214633&amp;seasonid=12864">Guzman, Enrique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8214628&amp;seasonid=12864">Shaban, Mohammed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4627&amp;seasonid=12864">Rivadavia, Oscar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316227&amp;seasonid=12864">Junior, Jose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http://majorarenasoccer.stats.pointstreak.com/playerpage.html?playerid=8214630&amp;seasonid=12864">Alejandre, Jose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4626&amp;seasonid=12864">Avila, Miguel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<text:a xlink:href="http://majorarenasoccer.stats.pointstreak.com/playerpage.html?playerid=7456931&amp;seasonid=12864">Tiem, Alex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256822&amp;seasonid=12864">Hansmann, Christopher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215695&amp;seasonid=12864">Mason, Matt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347511&amp;seasonid=12864">Carr, Brandon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<text:a xlink:href="http://majorarenasoccer.stats.pointstreak.com/playerpage.html?playerid=7218220&amp;seasonid=12864">Ugbah, Baba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<text:a xlink:href="http://majorarenasoccer.stats.pointstreak.com/playerpage.html?playerid=8316228&amp;seasonid=12864">Jean-Francois, Jonathan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20381&amp;seasonid=12864">Parra, Joao Paula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407790&amp;seasonid=12864">Nado, Steve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92554&amp;seasonid=12864">Yates, David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Turlock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499658&amp;seasonid=12864">Gutierrez, Adria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table:number-columns-repeated="3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521017&amp;seasonid=12864">Robledo, Uriel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494896&amp;seasonid=12864">Martinez, Jose</text:a></text:p>
          </table:table-cell>
          <table:table-cell office:value-type="string">
            <text:p>M</text:p>
          </table:table-cell>
          <table:table-cell table:number-columns-repeated="2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5499668&amp;seasonid=12864">Arista, Martyn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7365805&amp;seasonid=12864">Plascencia, Adrian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612990&amp;seasonid=12864">Carmona, Jorge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95960&amp;seasonid=12864">Pulido, Adria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5499667&amp;seasonid=12864">Fernandez, Jorge</text:a></text:p>
          </table:table-cell>
          <table:table-cell office:value-type="string">
            <text:p>F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499664&amp;seasonid=12864">Barajas, Jose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287750&amp;seasonid=12864">Daly, Rya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496834&amp;seasonid=12864">Sanchez, Edson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499660&amp;seasonid=12864">Saldate, Samuel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244132&amp;seasonid=12864">Aguilera, Jose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591263&amp;seasonid=12864">Castaneda, Roberto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5499659&amp;seasonid=12864">Meza, Eduardo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5500370&amp;seasonid=12864">Belmonte, Jesus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208146&amp;seasonid=12864">Zamora, Andy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408165&amp;seasonid=12864">Martinez, Edgar G</text:a></text:p>
          </table:table-cell>
          <table:table-cell office:value-type="string">
            <text:p>G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275357&amp;seasonid=12864">Rosales, Javier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6602781&amp;seasonid=12864">Gutierrez, Adrian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<text:a xlink:href="http://majorarenasoccer.stats.pointstreak.com/playerpage.html?playerid=9056588&amp;seasonid=12864">Martinez, Edgar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8244139&amp;seasonid=12864">Lara, Alons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422527&amp;seasonid=12864">Arista, Marty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15861&amp;seasonid=12864">Robledo, Uriel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3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5478377&amp;seasonid=12864">Tovar, Enrique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34360&amp;seasonid=12864">Pulido, Arturo</text:a></text:p>
          </table:table-cell>
          <table:table-cell office:value-type="string">
            <text:p>M</text:p>
          </table:table-cell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53308&amp;seasonid=12864">Gonzalez, Jua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693198&amp;seasonid=12864">Koochoie, Bronil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551037&amp;seasonid=12864">Alencar, Junior</text:a></text:p>
          </table:table-cell>
          <table:table-cell office:value-type="string">
            <text:p>F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50388&amp;seasonid=12864">Moya, Andy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15862&amp;seasonid=12864">Gonzalez, Juan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95451&amp;seasonid=12864">Freitas de Carvalho, Sanaldo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0064&amp;seasonid=12864">Tovar, Enrique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17952&amp;seasonid=12864">De Lima, Adrian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16118&amp;seasonid=12864">Alencar, Junior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>
            <text:p>Wichita</text:p>
          </table:table-cell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19"/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360002&amp;seasonid=12864">Clare, Matt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9070915&amp;seasonid=12864">Moseley, Alex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146798&amp;seasonid=12864">Alvarez, Byron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360001&amp;seasonid=12864">Pittman, Travis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222712&amp;seasonid=12864">Ten Eyck, Kevin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215675&amp;seasonid=12864">Sebele, Abel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359566&amp;seasonid=12864">Hobson, Brent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96346&amp;seasonid=12864">Bryant, Brady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352131&amp;seasonid=12864">Filho, Carlos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<text:a xlink:href="http://majorarenasoccer.stats.pointstreak.com/playerpage.html?playerid=7218735&amp;seasonid=12864">Lawter, Coli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478341&amp;seasonid=12864">ODell, Chaz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60035&amp;seasonid=12864">Sack, Daniel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60003&amp;seasonid=12864">Rodriguez, Tico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360004&amp;seasonid=12864">Jackson, Kevin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694146&amp;seasonid=12864">Markey, John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8215676&amp;seasonid=12864">Pardo, Boris</text:a></text:p>
          </table:table-cell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8215664&amp;seasonid=12864">Mesle, Mike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215672&amp;seasonid=12864">Moore, Brendon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a xlink:href="http://majorarenasoccer.stats.pointstreak.com/playerpage.html?playerid=7360005&amp;seasonid=12864">Martinez, Larry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306744&amp;seasonid=12864">Ten Eyck, Kevin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291720&amp;seasonid=12864">Moseley, Alex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262593&amp;seasonid=12864">Fenner, Chris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359554&amp;seasonid=12864">Dewey, Jaso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majorarenasoccer.stats.pointstreak.com/playerpage.html?playerid=8402024&amp;seasonid=12864">Clare, Mat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<text:a xlink:href="http://majorarenasoccer.stats.pointstreak.com/playerpage.html?playerid=8452251&amp;seasonid=12864">Hamersky, Steve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188847&amp;seasonid=12864">Farias, Carlos</text:a></text:p>
          </table:table-cell>
          <table:table-cell office:value-type="string">
            <text:p>F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9640&amp;seasonid=12864">Garcia, Damia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576358&amp;seasonid=12864">Rayo, Hugo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7382050&amp;seasonid=12864">Scognamillo, Anthony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5673&amp;seasonid=12864">Marins, Rafael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407798&amp;seasonid=12864">Roentved, Kim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4/23/2016</text:date>, <text:time>20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Edgemon</meta:initial-creator>
    <meta:creation-date>2016-04-23T17:13:49</meta:creation-date>
    <meta:generator>OpenOffice/4.1.2$Unix OpenOffice.org_project/412m3$Build-9782</meta:generator>
    <dc:date>2016-04-23T20:19:09</dc:date>
    <dc:creator>Christopher Edgemon</dc:creator>
    <meta:editing-duration>PT17M16S</meta:editing-duration>
    <meta:editing-cycles>2</meta:editing-cycles>
    <meta:document-statistic meta:table-count="3" meta:cell-count="15840" meta:object-count="0"/>
    <meta:user-defined meta:name=""/>
  </office:meta>
</office:document-meta>
</file>